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2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2, FF 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Benj. F. Peixotto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27 November 1874</text:p>
      <text:p text:style-name="P6">Month<text:tab/><text:tab/><text:tab/><text:tab/><text:tab/><text:tab/>November</text:p>
      <text:p text:style-name="P6">Year<text:tab/><text:tab/><text:tab/><text:tab/><text:tab/><text:tab/>1874</text:p>
      <text:p text:style-name="P6">Hebrew Date<text:tab/><text:tab/><text:tab/><text:tab/><text:tab/></text:p>
      <text:p text:style-name="P6">Undated</text:p>
      <text:p text:style-name="P6">City<text:tab/><text:tab/><text:tab/><text:tab/><text:tab/><text:tab/>Bucharest</text:p>
      <text:p text:style-name="P6">State<text:tab/><text:tab/><text:tab/><text:tab/><text:tab/><text:tab/><text:tab/><text:tab/><text:tab/></text:p>
      <text:p text:style-name="P6">Country<text:tab/><text:tab/><text:tab/><text:tab/><text:tab/>Romani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Fragile</text:p>
      <text:p text:style-name="P6">Paper size (letter or legal size)<text:tab/><text:tab/></text:p>
      <text:p text:style-name="P6">Number of Pages<text:tab/><text:tab/><text:tab/><text:tab/>4</text:p>
      <text:p text:style-name="P6">Number of Sheets<text:tab/><text:tab/><text:tab/><text:tab/>2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Also available in AJA Microfilm, Reel #201</text:p>
      <text:p text:style-name="P6"/>
      <text:p text:style-name="P6">VII Transcription</text:p>
      <text:p text:style-name="P2">(Symbols: <text:s/>? = uncertain; [ ] = supplied information; / = end of line)</text:p>
      <text:p text:style-name="P2"/>
      <text:p text:style-name="P2">[Page 1]</text:p>
      <text:p text:style-name="P3">Bucharest/</text:p>
      <text:p text:style-name="P4">on the U. S. Consulate/</text:p>
      <text:p text:style-name="P4"><text:span text:style-name="T1">the 27</text:span><text:span text:style-name="T2">th</text:span><text:span text:style-name="T1"> Nov 1874./</text:span></text:p>
      <text:p text:style-name="P2">My dear and Rev Sir/</text:p>
      <text:p text:style-name="P2"><text:tab/>I gratefully thank you/ for your kind and unexpected/ letter. <text:s/>It comes to me at a/ time of much gloom and/ awakens my thoughts to the/ dear land of my youth from/ which I am so far seperated[sic]/ and which I may never more/ see in this life./</text:p>
      <text:p text:style-name="P2"><text:span text:style-name="T1"><text:tab/>Not that I do not wish to, </text:span><text:span text:style-name="T3">au contraire</text:span><text:span text:style-name="T4"> the dearest/ wish of my soul is to be back/ upon my native heath/</text:span></text:p>
      <text:p text:style-name="P7">Rev S. Morais/</text:p>
      <text:p text:style-name="P7"><text:tab/>Philadelphia/</text:p>
      <text:p text:style-name="P7"/>
      <text:p text:style-name="P7">[Page 2]</text:p>
      <text:p text:style-name="P7">to be once more among friends and/ countrymen, to breathe the pure air/ of liberty, to be free from the horrible/ nightmare of this dark and/ treacherous land./</text:p>
      <text:p text:style-name="P7"><text:tab/>Alas! even if I would go/ to-morrow, I could not, not only/ the consciousness of my duty but/ the cruel necessity of circum/-stances would not permit of/ my return so soon./</text:p>
      <text:p text:style-name="P7"><text:tab/>I am pained to say that/ the promises of support, so/ loudly &amp; publicly renewed/ by a large body <text:soft-page-break/>of our people/ in January lost at Chicago/ have not been redeemed. <text:s/>I have/ received but very little and/</text:p>
      <text:p text:style-name="P7"/>
      <text:p text:style-name="P7">[Page 3]</text:p>
      <text:p text:style-name="P7">the Am R[?] Society seemed to have/ entirely forgotten my existence and/ the great demands the cause I serve/ calls for. <text:s/>It is useless to indulge/ in reproaches and then you tell me/ the times are hard and I have no/ heart to write letters when I know/ so much is required at home./ <text:s/></text:p>
      <text:p text:style-name="P7"><text:tab/>Yet, indeed our brethren should/ not wholly forget me and let me/ die in this utterly lonely and/ cruel land and I may before/ spring put their good faith to/ a test in asking them to aid/ me to return respectably/ to my native shores. <text:s/>How to do/ this I do not know, I wish I/ was once more back safely over/ the ocean with my dear wife/ and little ones, but I must/</text:p>
      <text:p text:style-name="P7"/>
      <text:p text:style-name="P7">[Page 4]</text:p>
      <text:p text:style-name="P7">continue my trust in Him—the great/ and good Father who has preserved/ and brought me through every danger/ and trouble and who will not/ desert me now./</text:p>
      <text:p text:style-name="P7"><text:tab/>Perhaps you will be good/ enough to speak a word to our mutually/ noble hearted friend Mr. Abraham Hart/ and to some others who may yet retain/ some interest if not in the cause at/ least in one who has tried and will/ ever struggle for Israel's, freedom/ glory and honor./</text:p>
      <text:p text:style-name="P7"><text:tab/>Believe me dear &amp; Reverend/</text:p>
      <text:p text:style-name="P7"><text:tab/><text:tab/>Sir/</text:p>
      <text:p text:style-name="P7"><text:tab/><text:tab/><text:tab/>Your very faithful/</text:p>
      <text:p text:style-name="P7"><text:tab/><text:tab/><text:tab/><text:tab/>&amp; obliged friend/</text:p>
      <text:p text:style-name="P7"><text:tab/><text:tab/><text:tab/><text:tab/>Benj F. Peixotto/</text:p>
      <text:p text:style-name="P7">Please remember me to Mr. Alfred T. Jones/ and to Rev Mr Jacobs; &amp; Rev Mr. Jastrow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21T12:56:16</meta:creation-date>
    <dc:date>2012-02-01T12:49:01.83</dc:date>
    <dc:language>en-US</dc:language>
    <meta:editing-cycles>3</meta:editing-cycles>
    <meta:editing-duration>PT00H15M04S</meta:editing-duration>
    <meta:document-statistic meta:table-count="0" meta:image-count="0" meta:object-count="0" meta:page-count="3" meta:paragraph-count="86" meta:word-count="612" meta:character-count="3608"/>
    <dc:creator>Penn Libraries</dc:creator>
    <meta:user-defined meta:name="Info 1"/>
    <meta:user-defined meta:name="Info 2"/>
    <meta:user-defined meta:name="Info 3"/>
    <meta:user-defined meta:name="Info 4"/>
  </office:meta>
</office:document-meta>
</file>